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7fa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12.324cm" fo:min-width="29.47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7.1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5.85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6.35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e6f0ff" svg:stroke-linecap="butt" draw:fill="solid" draw:fill-color="#ffffff" draw:textarea-horizontal-align="justify" draw:textarea-vertical-align="middle" draw:auto-grow-height="false" draw:fit-to-size="false" style:shrink-to-fit="false" fo:min-height="9.402cm" fo:min-width="5.977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5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142344" loext:opacity="100%" style:text-outline="false" style:text-line-through-style="none" style:text-line-through-type="none" style:text-position="0% 100%" style:font-name="DejaVu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2c5cc5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font-variant="normal" fo:text-transform="none" fo:color="#5a627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2c5cc5" loext:opacity="100%" style:text-outline="false" style:text-line-through-style="none" style:text-line-through-type="none" style:text-position="0% 100%" style:font-name="DejaVu San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2d3440" loext:opacity="100%" style:text-outline="false" style:text-line-through-style="none" style:text-line-through-type="none" style:text-position="0% 100%" style:font-name="DejaVu San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1423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5a62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2c5c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2d34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1" draw:style-name="gr1" draw:text-style-name="P2" draw:layer="layout" svg:width="19.342cm" svg:height="1.437cm" svg:x="1.778cm" svg:y="1.143cm">
          <text:p text:style-name="P1"><text:span text:style-name="T1">JSON Schemas for </text:span><text:span text:style-name="T1">Cardano Tra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2" draw:layer="layout" svg:width="10.845cm" svg:height="0.844cm" svg:x="1.829cm" svg:y="2.997cm">
          <text:p text:style-name="P3"><text:span text:style-name="T2">General idea, folder layout, and overri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4" draw:layer="layout" svg:width="29.971cm" svg:height="12.573cm" svg:x="1.973cm" svg:y="3.87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" draw:layer="layout" svg:width="27.431cm" svg:height="16.436cm" svg:x="3cm" svg:y="4.466cm">
          <text:p text:style-name="P3"><text:span text:style-name="T3">Purpose</text:span></text:p>
          <text:p text:style-name="P1"><text:span text:style-name="T4">Make Cardano trace data structured, documented, and automatically verifiable by deriving JSON Schemas from trace namespaces—supporting ecosystem diversity and enabling use beyond Haskell.</text:span></text:p>
          <text:list text:style-name="L5">
            <text:list-item>
              <text:p text:style-name="P1"><text:span text:style-name="T4">Breaks the “Haskell island” by introducing a language-neutral contract </text:span></text:p>
            </text:list-item>
            <text:list-item>
              <text:p text:style-name="P1"><text:span text:style-name="T4">Makes traces better consumable by external tools and teams </text:span></text:p>
            </text:list-item>
            <text:list-item>
              <text:p text:style-name="P1"><text:span text:style-name="T4">Strengthens reliability through validation </text:span></text:p>
            </text:list-item>
            <text:list-item>
              <text:p text:style-name="P1"><text:span text:style-name="T4">Aligns with Cardano’s principle of implementation and ecosystem diversity </text:span></text:p>
            </text:list-item>
          </text:list>
          <text:p text:style-name="P1"><text:span text:style-name="T5"/></text:p>
          <text:p text:style-name="P1"><text:span text:style-name="T5"/></text:p>
          <text:p text:style-name="P3"><text:span text:style-name="T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2" draw:layer="layout" svg:width="28.954cm" svg:height="1.055cm" svg:x="1.829cm" svg:y="17.399cm">
          <text:p text:style-name="P3"><text:span text:style-name="T6">Main flow: discover namespaces, generate schemas, apply human patches, valida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1" draw:style-name="gr7" draw:text-style-name="P2" draw:layer="layout" svg:width="22.622cm" svg:height="1.437cm" svg:x="1.778cm" svg:y="1.143cm">
          <text:p text:style-name="P3"><text:span text:style-name="T1">1. General Idea And Construction Scrip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2" draw:layer="layout" svg:width="16.536cm" svg:height="0.844cm" svg:x="1.829cm" svg:y="2.997cm">
          <text:p text:style-name="P3"><text:span text:style-name="T2">Entry point: scripts/schema-gen/</text:span><text:span text:style-name="T7">RegenerateTraceSchemas</text:span><text:span text:style-name="T2">.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7" draw:layer="layout" svg:width="28.447cm" svg:height="8.086cm" svg:x="2.413cm" svg:y="4.445cm">
          <text:p text:style-name="P6"><text:span text:style-name="T8">Runs `cardano-node trace-documentation` to generate `newNamespaces.txt` (and `trace-documentation.md`).</text:span></text:p>
          <text:p text:style-name="P6"><text:span text:style-name="T8">Runs `GhciSchemaGen.hs` to scan Haskell source, parse `namespaceFor` and `forMachine`, and infer field types through GHCi.</text:span></text:p>
          <text:p text:style-name="P6"><text:span text:style-name="T8">Runs `ApplySchemaOverrides.hs` so human-maintained changes survive regeneration.</text:span></text:p>
          <text:p text:style-name="P6"><text:span text:style-name="T8">Runs `ValidateTraceSchemas.hs` to check generated message schemas against `meta.schema.json`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16.544cm" svg:height="0.844cm" svg:x="1.829cm" svg:y="17.399cm">
          <text:p text:style-name="P3"><text:span text:style-name="T2">Pipeline: discover -&gt; generate (heuristic) -&gt; override -&gt; valid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1" draw:style-name="gr11" draw:text-style-name="P2" draw:layer="layout" svg:width="6.005cm" svg:height="1.437cm" svg:x="1.778cm" svg:y="1.143cm">
          <text:p text:style-name="P3"><text:span text:style-name="T1">2. Fold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2" draw:layer="layout" svg:width="11.673cm" svg:height="0.844cm" svg:x="1.829cm" svg:y="2.997cm">
          <text:p text:style-name="P3"><text:span text:style-name="T2">Generated outputs, </text:span><text:span text:style-name="T2">support files, and </text:span><text:span text:style-name="T2">too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2" draw:layer="layout" svg:width="20.238cm" svg:height="0.844cm" svg:x="2cm" svg:y="16.15cm">
          <text:p text:style-name="P3"><text:span text:style-name="T2">messages and types are </text:span><text:span text:style-name="T2">generated; overrides is where </text:span><text:span text:style-name="T2">manual changes belo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" draw:text-style-name="P4" draw:layer="layout" svg:width="13.8cm" svg:height="4.9cm" svg:x="2cm" svg:y="4.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2" draw:layer="layout" svg:width="11.347cm" svg:height="3.128cm" svg:x="2.55cm" svg:y="4.75cm">
          <text:p text:style-name="P3"><text:span text:style-name="T9">messages/</text:span></text:p>
          <text:p text:style-name="P8"><text:span text:style-name="T10">Generated schemas for trace messages</text:span></text:p>
          <text:p text:style-name="P8"><text:span text:style-name="T10">Organized by areas like Consensus, Net, </text:span><text:span text:style-name="T10"><text:line-break/></text:span><text:span text:style-name="T10">ChainDB, Startu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4" draw:layer="layout" svg:width="13.8cm" svg:height="4.9cm" svg:x="17.1cm" svg:y="4.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" draw:text-style-name="P2" draw:layer="layout" svg:width="13.814cm" svg:height="2.495cm" svg:x="17.65cm" svg:y="4.75cm">
          <text:p text:style-name="P3"><text:span text:style-name="T9">types/</text:span></text:p>
          <text:p text:style-name="P8"><text:span text:style-name="T10">Reusable type schemas</text:span></text:p>
          <text:p text:style-name="P8"><text:span text:style-name="T10">Shared building blocks used by message schem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" draw:layer="layout" svg:width="13.8cm" svg:height="4.9cm" svg:x="2cm" svg:y="9.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9" draw:text-style-name="P2" draw:layer="layout" svg:width="14.013cm" svg:height="2.495cm" svg:x="2.55cm" svg:y="10.3cm">
          <text:p text:style-name="P3"><text:span text:style-name="T9">overrides/</text:span></text:p>
          <text:p text:style-name="P8"><text:span text:style-name="T10">Human-maintained patches</text:span></text:p>
          <text:p text:style-name="P8"><text:span text:style-name="T10">Mirrors the generated tree for messages and typ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4" draw:layer="layout" svg:width="13.8cm" svg:height="4.9cm" svg:x="17.1cm" svg:y="9.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1" draw:text-style-name="P2" draw:layer="layout" svg:width="8.24cm" svg:height="4.189cm" svg:x="17.65cm" svg:y="10.3cm">
          <text:p text:style-name="P3"><text:span text:style-name="T9">root files</text:span></text:p>
          <text:p text:style-name="P8"><text:span text:style-name="T10">`meta.schema.json`</text:span></text:p>
          <text:p text:style-name="P8"><text:span text:style-name="T10">`TraceMessage.schema.json`</text:span></text:p>
          <text:p text:style-name="P8"><text:span text:style-name="T10">`newNamespaces.txt`</text:span></text:p>
          <text:p text:style-name="P8"><text:span text:style-name="T10">`trace-documentation.md`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Box 1" draw:style-name="gr22" draw:text-style-name="P2" draw:layer="layout" svg:width="5.789cm" svg:height="1.437cm" svg:x="1.778cm" svg:y="1.143cm">
          <text:p text:style-name="P3"><text:span text:style-name="T1">3. Scrip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2" draw:layer="layout" svg:width="10.818cm" svg:height="0.844cm" svg:x="1.829cm" svg:y="2.997cm">
          <text:p text:style-name="P3"><text:span text:style-name="T2">What each helper script is responsible f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4" draw:text-style-name="P7" draw:layer="layout" svg:width="28.447cm" svg:height="9.286cm" svg:x="2.413cm" svg:y="4.318cm">
          <text:p text:style-name="P6"><text:span text:style-name="T8">`GhciSchemaGen.hs`: the main generator.</text:span></text:p>
          <text:p text:style-name="P6"><text:span text:style-name="T8">`ApplySchemaOverrides.hs`: applies JSON Merge Patch overrides to generated schemas.</text:span></text:p>
          <text:p text:style-name="P6"><text:span text:style-name="T8">`ValidateTraceSchemas.hs`: validates message schemas with `check-jsonschema` and the local meta-schema.</text:span></text:p>
          <text:p text:style-name="P6"><text:span text:style-name="T8">`ValidateTraceLog.hs`: validates a real cardano-node log against the common envelope and per-namespace schemas.</text:span></text:p>
          <text:p text:style-name="P6"><text:span text:style-name="T8">`CheckOverrideCoverage.hs`: ensures generated changes are matched by corresponding override-sidecar updat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2" draw:layer="layout" svg:width="19.614cm" svg:height="0.844cm" svg:x="1.829cm" svg:y="17.399cm">
          <text:p text:style-name="P3"><text:span text:style-name="T2">scripts/schema-gen contains generation, checking, and log-validation too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Box 1" draw:style-name="gr26" draw:text-style-name="P2" draw:layer="layout" svg:width="7.328cm" svg:height="1.437cm" svg:x="1.778cm" svg:y="1.143cm">
          <text:p text:style-name="P3"><text:span text:style-name="T1">4. Overri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7" draw:text-style-name="P2" draw:layer="layout" svg:width="9.087cm" svg:height="0.844cm" svg:x="1.829cm" svg:y="2.997cm">
          <text:p text:style-name="P3"><text:span text:style-name="T2">Why they exist and how they 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8" draw:text-style-name="P7" draw:layer="layout" svg:width="28.447cm" svg:height="8.086cm" svg:x="2.413cm" svg:y="4.445cm">
          <text:p text:style-name="P6"><text:span text:style-name="T8">Do not edit files in `messages/` or `types/` directly because regeneration can overwrite them.</text:span></text:p>
          <text:p text:style-name="P6"><text:span text:style-name="T8">Put manual changes in `overrides/messages/...` or `overrides/types/...` with the `.schema.override.json` suffix.</text:span></text:p>
          <text:p text:style-name="P6"><text:span text:style-name="T8">Overrides use JSON Merge Patch semantics: objects merge, arrays replace whole values, and `null` deletes keys.</text:span></text:p>
          <text:p text:style-name="P6"><text:span text:style-name="T8">This keeps generated output reproducible while preserving human decisions in a reviewable for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2" draw:layer="layout" svg:width="20.398cm" svg:height="0.844cm" svg:x="1.829cm" svg:y="17.399cm">
          <text:p text:style-name="P3"><text:span text:style-name="T2">Takeaway: trace-schemas is a generation pipeline with a safe patch layer on t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4</meta:editing-cycles>
    <meta:creation-date>2013-01-27T09:14:16</meta:creation-date>
    <dc:date>2026-04-02T13:43:15.604667535</dc:date>
    <meta:editing-duration>PT22H57M26S</meta:editing-duration>
    <meta:generator>LibreOffice/25.8.5.2$Linux_X86_64 LibreOffice_project/580$Build-2</meta:generator>
    <meta:document-statistic meta:object-count="173"/>
    <meta:user-defined meta:name="AppVersion">14.0000</meta:user-defined>
    <meta:user-defined meta:name="PresentationFormat">On-screen Show (4:3)</meta:user-defined>
  </office:meta>
</office:document-meta>
</file>